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50000002B59370C9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117cm" fo:margin-left="1.027cm" fo:margin-right="9.857cm" table:align="margins" style:shadow="none"/>
    </style:style>
    <style:style style:name="表格1.A" style:family="table-column">
      <style:table-column-properties style:column-width="6.117cm" style:rel-column-width="65535*"/>
    </style:style>
    <style:style style:name="表格1.1" style:family="table-row">
      <style:table-row-properties style:min-row-height="3.874cm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5.906cm" table:align="left"/>
    </style:style>
    <style:style style:name="表格2.A" style:family="table-column">
      <style:table-column-properties style:column-width="2.667cm"/>
    </style:style>
    <style:style style:name="表格2.B" style:family="table-column">
      <style:table-column-properties style:column-width="3.239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[[repeatIn(objects,'o')]]</text:p>
            <text:p text:style-name="Table_20_Contents"><draw:frame draw:style-name="fr1" draw:name="图形1" text:anchor-type="paragraph" svg:x="0.898cm" svg:y="0.028cm" svg:width="4.509cm" svg:height="0.908cm" draw:z-index="0"><draw:image xlink:href="Pictures/10000000000000D50000002B59370C93.jpg" xlink:type="simple" xlink:show="embed" xlink:actuate="onLoad"/></draw:frame></text:p>
            <text:p text:style-name="Table_20_Contents"/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Customer P/N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QTY(pcs)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Date cod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0:34:15.75</meta:creation-date>
    <dc:date>2013-01-10T10:43:56.50</dc:date>
    <dc:creator>wang sheng wang</dc:creator>
    <meta:editing-duration>PT6M28S</meta:editing-duration>
    <meta:editing-cycles>2</meta:editing-cycles>
    <meta:generator>OpenOffice.org/3.3$Win32 OpenOffice.org_project/330m20$Build-9567</meta:generator>
    <meta:document-statistic meta:table-count="2" meta:image-count="1" meta:object-count="0" meta:page-count="1" meta:paragraph-count="5" meta:word-count="6" meta:character-count="55"/>
  </office:meta>
</office:document-meta>
</file>